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Jayson Tatum (15418836)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1.22294629734426" calcext:value-type="float">
            <text:p>1.22294629734426</text:p>
          </table:table-cell>
          <table:table-cell office:value-type="float" office:value="38.12" calcext:value-type="float">
            <text:p>38.12</text:p>
          </table:table-cell>
          <table:table-cell office:value-type="float" office:value="10400" calcext:value-type="float">
            <text:p>10400</text:p>
          </table:table-cell>
          <table:table-cell table:formula="of:=[.D2]*10000/[.F2]" office:value-type="float" office:value="1.17590990129256" calcext:value-type="float">
            <text:p>1.17590990129256</text:p>
          </table:table-cell>
          <table:table-cell table:formula="of:=[.D2]*[.E2]" office:value-type="float" office:value="46.6187128547631" calcext:value-type="float">
            <text:p>46.6187128547631</text:p>
          </table:table-cell>
          <table:table-cell table:formula="of:=[.H2]*1.5" office:value-type="float" office:value="69.9280692821447" calcext:value-type="float">
            <text:p>69.9280692821447</text:p>
          </table:table-cell>
          <table:table-cell table:formula="of:=1000*[.H2]/[.F2]" office:value-type="float" office:value="4.48256854372722" calcext:value-type="float">
            <text:p>4.48256854372722</text:p>
          </table:table-cell>
          <table:table-cell table:style-name="ce3" table:formula="of:=TRIM([.C2])" office:value-type="string" office:string-value="BOS" calcext:value-type="string">
            <text:p>BOS</text:p>
          </table:table-cell>
          <table:table-cell table:number-columns-repeated="3"/>
          <table:table-cell office:value-type="string" calcext:value-type="string">
            <text:p>DAL</text:p>
          </table:table-cell>
          <table:table-cell table:formula="of:=SUMIF([.C2:.C30];[.O2];[.E2: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Kemba Walker (15418840)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1.11080924146039" calcext:value-type="float">
            <text:p>1.11080924146039</text:p>
          </table:table-cell>
          <table:table-cell office:value-type="float" office:value="37.97" calcext:value-type="float">
            <text:p>37.97</text:p>
          </table:table-cell>
          <table:table-cell office:value-type="float" office:value="8200" calcext:value-type="float">
            <text:p>8200</text:p>
          </table:table-cell>
          <table:table-cell table:formula="of:=[.D3]*10000/[.F3]" office:value-type="float" office:value="1.35464541641511" calcext:value-type="float">
            <text:p>1.35464541641511</text:p>
          </table:table-cell>
          <table:table-cell table:formula="of:=[.D3]*[.E3]" office:value-type="float" office:value="42.1774268982511" calcext:value-type="float">
            <text:p>42.1774268982511</text:p>
          </table:table-cell>
          <table:table-cell table:formula="of:=[.H3]*1.5" office:value-type="float" office:value="63.2661403473766" calcext:value-type="float">
            <text:p>63.2661403473766</text:p>
          </table:table-cell>
          <table:table-cell table:formula="of:=1000*[.H3]/[.F3]" office:value-type="float" office:value="5.14358864612818" calcext:value-type="float">
            <text:p>5.14358864612818</text:p>
          </table:table-cell>
          <table:table-cell table:formula="of:=TRIM([.C3])" office:value-type="string" office:string-value="BOS" calcext:value-type="string">
            <text:p>BOS</text:p>
          </table:table-cell>
          <table:table-cell table:number-columns-repeated="3"/>
          <table:table-cell office:value-type="string" calcext:value-type="string">
            <text:p>LAC</text:p>
          </table:table-cell>
          <table:table-cell table:formula="of:=SUMIF([.C2:.C30];[.O3];[.E2: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Robert Williams (15418851)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1.03378983220487" calcext:value-type="float">
            <text:p>1.03378983220487</text:p>
          </table:table-cell>
          <table:table-cell office:value-type="float" office:value="11.4" calcext:value-type="float">
            <text:p>11.4</text:p>
          </table:table-cell>
          <table:table-cell office:value-type="float" office:value="2600" calcext:value-type="float">
            <text:p>2600</text:p>
          </table:table-cell>
          <table:table-cell table:formula="of:=[.D4]*10000/[.F4]" office:value-type="float" office:value="3.97611473924951" calcext:value-type="float">
            <text:p>3.97611473924951</text:p>
          </table:table-cell>
          <table:table-cell table:formula="of:=[.D4]*[.E4]" office:value-type="float" office:value="11.7852040871356" calcext:value-type="float">
            <text:p>11.7852040871356</text:p>
          </table:table-cell>
          <table:table-cell table:formula="of:=[.H4]*1.5" office:value-type="float" office:value="17.6778061307033" calcext:value-type="float">
            <text:p>17.6778061307033</text:p>
          </table:table-cell>
          <table:table-cell table:formula="of:=1000*[.H4]/[.F4]" office:value-type="float" office:value="4.53277080274444" calcext:value-type="float">
            <text:p>4.53277080274444</text:p>
          </table:table-cell>
          <table:table-cell table:formula="of:=TRIM([.C4])" office:value-type="string" office:string-value="BOS" calcext:value-type="string">
            <text:p>BOS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Jaylen Brown (15418839)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1.01230776200319" calcext:value-type="float">
            <text:p>1.01230776200319</text:p>
          </table:table-cell>
          <table:table-cell office:value-type="float" office:value="38.77" calcext:value-type="float">
            <text:p>38.77</text:p>
          </table:table-cell>
          <table:table-cell office:value-type="float" office:value="8600" calcext:value-type="float">
            <text:p>8600</text:p>
          </table:table-cell>
          <table:table-cell table:formula="of:=[.D5]*10000/[.F5]" office:value-type="float" office:value="1.17710204884092" calcext:value-type="float">
            <text:p>1.17710204884092</text:p>
          </table:table-cell>
          <table:table-cell table:style-name="ce2" table:formula="of:=[.D5]*[.E5]" office:value-type="float" office:value="39.2471719328638" calcext:value-type="float">
            <text:p>39.2471719328638</text:p>
          </table:table-cell>
          <table:table-cell table:formula="of:=[.H5]*1.5" office:value-type="float" office:value="58.8707578992958" calcext:value-type="float">
            <text:p>58.8707578992958</text:p>
          </table:table-cell>
          <table:table-cell table:formula="of:=1000*[.H5]/[.F5]" office:value-type="float" office:value="4.56362464335626" calcext:value-type="float">
            <text:p>4.56362464335626</text:p>
          </table:table-cell>
          <table:table-cell table:formula="of:=TRIM([.C5])" office:value-type="string" office:string-value="BOS" calcext:value-type="string">
            <text:p>BOS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Daniel Theis (15418846)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950644342423201" calcext:value-type="float">
            <text:p>0.950644342423201</text:p>
          </table:table-cell>
          <table:table-cell office:value-type="float" office:value="34" calcext:value-type="float">
            <text:p>34</text:p>
          </table:table-cell>
          <table:table-cell office:value-type="float" office:value="6600" calcext:value-type="float">
            <text:p>6600</text:p>
          </table:table-cell>
          <table:table-cell table:formula="of:=[.D6]*10000/[.F6]" office:value-type="float" office:value="1.44037021579273" calcext:value-type="float">
            <text:p>1.44037021579273</text:p>
          </table:table-cell>
          <table:table-cell table:formula="of:=[.D6]*[.E6]" office:value-type="float" office:value="32.3219076423888" calcext:value-type="float">
            <text:p>32.3219076423888</text:p>
          </table:table-cell>
          <table:table-cell table:formula="of:=[.H6]*1.5" office:value-type="float" office:value="48.4828614635833" calcext:value-type="float">
            <text:p>48.4828614635833</text:p>
          </table:table-cell>
          <table:table-cell table:formula="of:=1000*[.H6]/[.F6]" office:value-type="float" office:value="4.89725873369528" calcext:value-type="float">
            <text:p>4.89725873369528</text:p>
          </table:table-cell>
          <table:table-cell table:formula="of:=TRIM([.C6])" office:value-type="string" office:string-value="BOS" calcext:value-type="string">
            <text:p>BOS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Marcus Smart (15418842)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886324795516364" calcext:value-type="float">
            <text:p>0.886324795516364</text:p>
          </table:table-cell>
          <table:table-cell office:value-type="float" office:value="38.2" calcext:value-type="float">
            <text:p>38.2</text:p>
          </table:table-cell>
          <table:table-cell office:value-type="float" office:value="7600" calcext:value-type="float">
            <text:p>7600</text:p>
          </table:table-cell>
          <table:table-cell table:formula="of:=[.D7]*10000/[.F7]" office:value-type="float" office:value="1.16621683620574" calcext:value-type="float">
            <text:p>1.16621683620574</text:p>
          </table:table-cell>
          <table:table-cell table:formula="of:=[.D7]*[.E7]" office:value-type="float" office:value="33.8576071887251" calcext:value-type="float">
            <text:p>33.8576071887251</text:p>
          </table:table-cell>
          <table:table-cell table:formula="of:=[.H7]*1.5" office:value-type="float" office:value="50.7864107830877" calcext:value-type="float">
            <text:p>50.7864107830877</text:p>
          </table:table-cell>
          <table:table-cell table:formula="of:=1000*[.H7]/[.F7]" office:value-type="float" office:value="4.45494831430593" calcext:value-type="float">
            <text:p>4.45494831430593</text:p>
          </table:table-cell>
          <table:table-cell table:formula="of:=TRIM([.C7])" office:value-type="string" office:string-value="BOS" calcext:value-type="string">
            <text:p>BOS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Brad Wanamaker (15418850)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75825695261834" calcext:value-type="float">
            <text:p>0.75825695261834</text:p>
          </table:table-cell>
          <table:table-cell office:value-type="float" office:value="24.47" calcext:value-type="float">
            <text:p>24.47</text:p>
          </table:table-cell>
          <table:table-cell office:value-type="float" office:value="2800" calcext:value-type="float">
            <text:p>2800</text:p>
          </table:table-cell>
          <table:table-cell table:formula="of:=[.D8]*10000/[.F8]" office:value-type="float" office:value="2.7080605450655" calcext:value-type="float">
            <text:p>2.7080605450655</text:p>
          </table:table-cell>
          <table:table-cell table:formula="of:=[.D8]*[.E8]" office:value-type="float" office:value="18.5545476305708" calcext:value-type="float">
            <text:p>18.5545476305708</text:p>
          </table:table-cell>
          <table:table-cell table:formula="of:=[.H8]*1.5" office:value-type="float" office:value="27.8318214458562" calcext:value-type="float">
            <text:p>27.8318214458562</text:p>
          </table:table-cell>
          <table:table-cell table:formula="of:=1000*[.H8]/[.F8]" office:value-type="float" office:value="6.62662415377528" calcext:value-type="float">
            <text:p>6.62662415377528</text:p>
          </table:table-cell>
          <table:table-cell table:formula="of:=TRIM([.C8])" office:value-type="string" office:string-value="BOS" calcext:value-type="string">
            <text:p>BOS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Grant Williams (15418855)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64605909261072" calcext:value-type="float">
            <text:p>0.64605909261072</text:p>
          </table:table-cell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table:formula="of:=[.D9]*10000/[.F9]" office:value-type="float" office:value="3.58921718117067" calcext:value-type="float">
            <text:p>3.58921718117067</text:p>
          </table:table-cell>
          <table:table-cell table:formula="of:=[.D9]*[.E9]" office:value-type="float" office:value="4.52241364827504" calcext:value-type="float">
            <text:p>4.52241364827504</text:p>
          </table:table-cell>
          <table:table-cell table:formula="of:=[.H9]*1.5" office:value-type="float" office:value="6.78362047241256" calcext:value-type="float">
            <text:p>6.78362047241256</text:p>
          </table:table-cell>
          <table:table-cell table:formula="of:=1000*[.H9]/[.F9]" office:value-type="float" office:value="2.51245202681947" calcext:value-type="float">
            <text:p>2.51245202681947</text:p>
          </table:table-cell>
          <table:table-cell table:formula="of:=TRIM([.C9])" office:value-type="string" office:string-value="BOS" calcext:value-type="string">
            <text:p>BOS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Semi Ojeleye (15418859)</text:p>
          </table:table-cell>
          <table:table-cell office:value-type="string" calcext:value-type="string">
            <text:p><text:s/>BOS <text:s text:c="7"/></text:p>
          </table:table-cell>
          <table:table-cell office:value-type="float" office:value="0.478181941498993" calcext:value-type="float">
            <text:p>0.478181941498993</text:p>
          </table:table-cell>
          <table:table-cell office:value-type="float" office:value="9.88" calcext:value-type="float">
            <text:p>9.88</text:p>
          </table:table-cell>
          <table:table-cell office:value-type="float" office:value="1000" calcext:value-type="float">
            <text:p>1000</text:p>
          </table:table-cell>
          <table:table-cell table:formula="of:=[.D10]*10000/[.F10]" office:value-type="float" office:value="4.78181941498993" calcext:value-type="float">
            <text:p>4.78181941498993</text:p>
          </table:table-cell>
          <table:table-cell table:formula="of:=[.D10]*[.E10]" office:value-type="float" office:value="4.72443758201006" calcext:value-type="float">
            <text:p>4.72443758201006</text:p>
          </table:table-cell>
          <table:table-cell table:formula="of:=[.H10]*1.5" office:value-type="float" office:value="7.08665637301508" calcext:value-type="float">
            <text:p>7.08665637301508</text:p>
          </table:table-cell>
          <table:table-cell table:formula="of:=1000*[.H10]/[.F10]" office:value-type="float" office:value="4.72443758201006" calcext:value-type="float">
            <text:p>4.72443758201006</text:p>
          </table:table-cell>
          <table:table-cell table:formula="of:=TRIM([.C10])" office:value-type="string" office:string-value="BOS" calcext:value-type="string">
            <text:p>BOS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Jimmy Butler (15418837)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1.19925031251239" calcext:value-type="float">
            <text:p>1.19925031251239</text:p>
          </table:table-cell>
          <table:table-cell office:value-type="float" office:value="38" calcext:value-type="float">
            <text:p>38</text:p>
          </table:table-cell>
          <table:table-cell office:value-type="float" office:value="9200" calcext:value-type="float">
            <text:p>9200</text:p>
          </table:table-cell>
          <table:table-cell table:formula="of:=[.D11]*10000/[.F11]" office:value-type="float" office:value="1.30353294838303" calcext:value-type="float">
            <text:p>1.30353294838303</text:p>
          </table:table-cell>
          <table:table-cell table:style-name="ce2" table:formula="of:=[.D11]*[.E11]" office:value-type="float" office:value="45.5715118754708" calcext:value-type="float">
            <text:p>45.5715118754708</text:p>
          </table:table-cell>
          <table:table-cell table:formula="of:=[.H11]*1.5" office:value-type="float" office:value="68.3572678132062" calcext:value-type="float">
            <text:p>68.3572678132062</text:p>
          </table:table-cell>
          <table:table-cell table:formula="of:=1000*[.H11]/[.F11]" office:value-type="float" office:value="4.95342520385552" calcext:value-type="float">
            <text:p>4.95342520385552</text:p>
          </table:table-cell>
          <table:table-cell table:formula="of:=TRIM([.C11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Bam Adebayo (15418838)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1.1763306603558" calcext:value-type="float">
            <text:p>1.1763306603558</text:p>
          </table:table-cell>
          <table:table-cell office:value-type="float" office:value="37.55" calcext:value-type="float">
            <text:p>37.55</text:p>
          </table:table-cell>
          <table:table-cell office:value-type="float" office:value="8800" calcext:value-type="float">
            <text:p>8800</text:p>
          </table:table-cell>
          <table:table-cell table:formula="of:=[.D12]*10000/[.F12]" office:value-type="float" office:value="1.33673938676796" calcext:value-type="float">
            <text:p>1.33673938676796</text:p>
          </table:table-cell>
          <table:table-cell table:style-name="ce2" table:formula="of:=[.D12]*[.E12]" office:value-type="float" office:value="44.1712162963604" calcext:value-type="float">
            <text:p>44.1712162963604</text:p>
          </table:table-cell>
          <table:table-cell table:formula="of:=[.H12]*1.5" office:value-type="float" office:value="66.2568244445405" calcext:value-type="float">
            <text:p>66.2568244445405</text:p>
          </table:table-cell>
          <table:table-cell table:formula="of:=1000*[.H12]/[.F12]" office:value-type="float" office:value="5.01945639731368" calcext:value-type="float">
            <text:p>5.01945639731368</text:p>
          </table:table-cell>
          <table:table-cell table:formula="of:=TRIM([.C12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Goran Dragic (15418841)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1.04250944637217" calcext:value-type="float">
            <text:p>1.04250944637217</text:p>
          </table:table-cell>
          <table:table-cell office:value-type="float" office:value="34.27" calcext:value-type="float">
            <text:p>34.27</text:p>
          </table:table-cell>
          <table:table-cell office:value-type="float" office:value="7800" calcext:value-type="float">
            <text:p>7800</text:p>
          </table:table-cell>
          <table:table-cell table:formula="of:=[.D13]*10000/[.F13]" office:value-type="float" office:value="1.33655057227201" calcext:value-type="float">
            <text:p>1.33655057227201</text:p>
          </table:table-cell>
          <table:table-cell table:formula="of:=[.D13]*[.E13]" office:value-type="float" office:value="35.7267987271742" calcext:value-type="float">
            <text:p>35.7267987271742</text:p>
          </table:table-cell>
          <table:table-cell table:formula="of:=[.H13]*1.5" office:value-type="float" office:value="53.5901980907614" calcext:value-type="float">
            <text:p>53.5901980907614</text:p>
          </table:table-cell>
          <table:table-cell table:formula="of:=1000*[.H13]/[.F13]" office:value-type="float" office:value="4.58035881117618" calcext:value-type="float">
            <text:p>4.58035881117618</text:p>
          </table:table-cell>
          <table:table-cell table:formula="of:=TRIM([.C13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Kelly Olynyk (15418848)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960503625077632" calcext:value-type="float">
            <text:p>0.960503625077632</text:p>
          </table:table-cell>
          <table:table-cell office:value-type="float" office:value="10.45" calcext:value-type="float">
            <text:p>10.45</text:p>
          </table:table-cell>
          <table:table-cell office:value-type="float" office:value="4000" calcext:value-type="float">
            <text:p>4000</text:p>
          </table:table-cell>
          <table:table-cell table:formula="of:=[.D14]*10000/[.F14]" office:value-type="float" office:value="2.40125906269408" calcext:value-type="float">
            <text:p>2.40125906269408</text:p>
          </table:table-cell>
          <table:table-cell table:style-name="ce2" table:formula="of:=[.D14]*[.E14]" office:value-type="float" office:value="10.0372628820613" calcext:value-type="float">
            <text:p>10.0372628820613</text:p>
          </table:table-cell>
          <table:table-cell table:formula="of:=[.H14]*1.5" office:value-type="float" office:value="15.0558943230919" calcext:value-type="float">
            <text:p>15.0558943230919</text:p>
          </table:table-cell>
          <table:table-cell table:formula="of:=1000*[.H14]/[.F14]" office:value-type="float" office:value="2.50931572051531" calcext:value-type="float">
            <text:p>2.50931572051531</text:p>
          </table:table-cell>
          <table:table-cell table:formula="of:=TRIM([.C14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Jae Crowder (15418845)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908238949687336" calcext:value-type="float">
            <text:p>0.908238949687336</text:p>
          </table:table-cell>
          <table:table-cell office:value-type="float" office:value="34.12" calcext:value-type="float">
            <text:p>34.12</text:p>
          </table:table-cell>
          <table:table-cell office:value-type="float" office:value="6800" calcext:value-type="float">
            <text:p>6800</text:p>
          </table:table-cell>
          <table:table-cell table:formula="of:=[.D15]*10000/[.F15]" office:value-type="float" office:value="1.33564551424608" calcext:value-type="float">
            <text:p>1.33564551424608</text:p>
          </table:table-cell>
          <table:table-cell table:formula="of:=[.D15]*[.E15]" office:value-type="float" office:value="30.9891129633319" calcext:value-type="float">
            <text:p>30.9891129633319</text:p>
          </table:table-cell>
          <table:table-cell table:formula="of:=[.H15]*1.5" office:value-type="float" office:value="46.4836694449978" calcext:value-type="float">
            <text:p>46.4836694449978</text:p>
          </table:table-cell>
          <table:table-cell table:formula="of:=1000*[.H15]/[.F15]" office:value-type="float" office:value="4.55722249460763" calcext:value-type="float">
            <text:p>4.55722249460763</text:p>
          </table:table-cell>
          <table:table-cell table:formula="of:=TRIM([.C15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Derrick Jones Jr. (15418858)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847546934296147" calcext:value-type="float">
            <text:p>0.847546934296147</text:p>
          </table:table-cell>
          <table:table-cell office:value-type="float" office:value="5.6" calcext:value-type="float">
            <text:p>5.6</text:p>
          </table:table-cell>
          <table:table-cell office:value-type="float" office:value="1000" calcext:value-type="float">
            <text:p>1000</text:p>
          </table:table-cell>
          <table:table-cell table:formula="of:=[.D16]*10000/[.F16]" office:value-type="float" office:value="8.47546934296147" calcext:value-type="float">
            <text:p>8.47546934296147</text:p>
          </table:table-cell>
          <table:table-cell table:formula="of:=[.D16]*[.E16]" office:value-type="float" office:value="4.74626283205842" calcext:value-type="float">
            <text:p>4.74626283205842</text:p>
          </table:table-cell>
          <table:table-cell table:formula="of:=[.H16]*1.5" office:value-type="float" office:value="7.11939424808763" calcext:value-type="float">
            <text:p>7.11939424808763</text:p>
          </table:table-cell>
          <table:table-cell table:formula="of:=1000*[.H16]/[.F16]" office:value-type="float" office:value="4.74626283205842" calcext:value-type="float">
            <text:p>4.74626283205842</text:p>
          </table:table-cell>
          <table:table-cell table:formula="of:=TRIM([.C16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Kendrick Nunn (15418854)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843222998690634" calcext:value-type="float">
            <text:p>0.843222998690634</text:p>
          </table:table-cell>
          <table:table-cell office:value-type="float" office:value="13.25" calcext:value-type="float">
            <text:p>13.25</text:p>
          </table:table-cell>
          <table:table-cell office:value-type="float" office:value="2000" calcext:value-type="float">
            <text:p>2000</text:p>
          </table:table-cell>
          <table:table-cell table:formula="of:=[.D17]*10000/[.F17]" office:value-type="float" office:value="4.21611499345317" calcext:value-type="float">
            <text:p>4.21611499345317</text:p>
          </table:table-cell>
          <table:table-cell table:formula="of:=[.D17]*[.E17]" office:value-type="float" office:value="11.1727047326509" calcext:value-type="float">
            <text:p>11.1727047326509</text:p>
          </table:table-cell>
          <table:table-cell table:formula="of:=[.H17]*1.5" office:value-type="float" office:value="16.7590570989763" calcext:value-type="float">
            <text:p>16.7590570989763</text:p>
          </table:table-cell>
          <table:table-cell table:formula="of:=1000*[.H17]/[.F17]" office:value-type="float" office:value="5.58635236632545" calcext:value-type="float">
            <text:p>5.58635236632545</text:p>
          </table:table-cell>
          <table:table-cell table:formula="of:=TRIM([.C17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Tyler Herro (15418844)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839402834623276" calcext:value-type="float">
            <text:p>0.839402834623276</text:p>
          </table:table-cell>
          <table:table-cell office:value-type="float" office:value="36" calcext:value-type="float">
            <text:p>36</text:p>
          </table:table-cell>
          <table:table-cell office:value-type="float" office:value="7000" calcext:value-type="float">
            <text:p>7000</text:p>
          </table:table-cell>
          <table:table-cell table:formula="of:=[.D18]*10000/[.F18]" office:value-type="float" office:value="1.19914690660468" calcext:value-type="float">
            <text:p>1.19914690660468</text:p>
          </table:table-cell>
          <table:table-cell table:formula="of:=[.D18]*[.E18]" office:value-type="float" office:value="30.218502046438" calcext:value-type="float">
            <text:p>30.218502046438</text:p>
          </table:table-cell>
          <table:table-cell table:formula="of:=[.H18]*1.5" office:value-type="float" office:value="45.3277530696569" calcext:value-type="float">
            <text:p>45.3277530696569</text:p>
          </table:table-cell>
          <table:table-cell table:formula="of:=1000*[.H18]/[.F18]" office:value-type="float" office:value="4.31692886377685" calcext:value-type="float">
            <text:p>4.31692886377685</text:p>
          </table:table-cell>
          <table:table-cell table:formula="of:=TRIM([.C18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Andre Iguodala (15418849)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759170274023776" calcext:value-type="float">
            <text:p>0.759170274023776</text:p>
          </table:table-cell>
          <table:table-cell office:value-type="float" office:value="14.3" calcext:value-type="float">
            <text:p>14.3</text:p>
          </table:table-cell>
          <table:table-cell office:value-type="float" office:value="3800" calcext:value-type="float">
            <text:p>3800</text:p>
          </table:table-cell>
          <table:table-cell table:formula="of:=[.D19]*10000/[.F19]" office:value-type="float" office:value="1.99781651058889" calcext:value-type="float">
            <text:p>1.99781651058889</text:p>
          </table:table-cell>
          <table:table-cell table:style-name="ce2" table:formula="of:=[.D19]*[.E19]" office:value-type="float" office:value="10.85613491854" calcext:value-type="float">
            <text:p>10.85613491854</text:p>
          </table:table-cell>
          <table:table-cell table:formula="of:=[.H19]*1.5" office:value-type="float" office:value="16.28420237781" calcext:value-type="float">
            <text:p>16.28420237781</text:p>
          </table:table-cell>
          <table:table-cell table:formula="of:=1000*[.H19]/[.F19]" office:value-type="float" office:value="2.85687761014211" calcext:value-type="float">
            <text:p>2.85687761014211</text:p>
          </table:table-cell>
          <table:table-cell table:formula="of:=TRIM([.C19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0915" calcext:value-type="float">
            <text:p>20200915</text:p>
          </table:table-cell>
          <table:table-cell office:value-type="string" calcext:value-type="string">
            <text:p>Duncan Robinson (15418847)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752763555004281" calcext:value-type="float">
            <text:p>0.752763555004281</text:p>
          </table:table-cell>
          <table:table-cell office:value-type="float" office:value="17.02" calcext:value-type="float">
            <text:p>17.02</text:p>
          </table:table-cell>
          <table:table-cell office:value-type="float" office:value="4800" calcext:value-type="float">
            <text:p>4800</text:p>
          </table:table-cell>
          <table:table-cell table:formula="of:=[.D20]*10000/[.F20]" office:value-type="float" office:value="1.56825740625892" calcext:value-type="float">
            <text:p>1.56825740625892</text:p>
          </table:table-cell>
          <table:table-cell table:style-name="ce2" table:formula="of:=[.D20]*[.E20]" office:value-type="float" office:value="12.8120357061729" calcext:value-type="float">
            <text:p>12.8120357061729</text:p>
          </table:table-cell>
          <table:table-cell table:formula="of:=[.H20]*1.5" office:value-type="float" office:value="19.2180535592593" calcext:value-type="float">
            <text:p>19.2180535592593</text:p>
          </table:table-cell>
          <table:table-cell table:formula="of:=1000*[.H20]/[.F20]" office:value-type="float" office:value="2.66917410545268" calcext:value-type="float">
            <text:p>2.66917410545268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19">
          <table:sort>
            <table:sort-by table:field-number="2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8:12:44.891496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9-17T18:24:35.777532998</dc:date>
    <meta:editing-duration>P1DT15H51M17S</meta:editing-duration>
    <meta:editing-cycles>21</meta:editing-cycles>
    <meta:generator>LibreOffice/6.3.5.2$Linux_X86_64 LibreOffice_project/30$Build-2</meta:generator>
    <meta:document-statistic meta:table-count="1" meta:cell-count="223" meta:object-count="0"/>
  </office:meta>
</office:document-meta>
</file>